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094a" officeooo:paragraph-rsid="0000094a"/>
    </style:style>
    <style:style style:name="P2" style:family="paragraph" style:parent-style-name="Text_20_body">
      <style:text-properties officeooo:rsid="0000094a" officeooo:paragraph-rsid="0000094a"/>
    </style:style>
    <style:style style:name="P3" style:family="paragraph" style:parent-style-name="Text_20_body">
      <style:text-properties officeooo:paragraph-rsid="0000094a"/>
    </style:style>
    <style:style style:name="P4" style:family="paragraph" style:parent-style-name="Text_20_body">
      <style:text-properties fo:font-weight="bold" officeooo:rsid="00003043" officeooo:paragraph-rsid="00003043" style:font-weight-asian="bold" style:font-weight-complex="bold"/>
    </style:style>
    <style:style style:name="P5" style:family="paragraph" style:parent-style-name="Text_20_body">
      <style:text-properties fo:font-weight="normal" officeooo:rsid="0000094a" officeooo:paragraph-rsid="0000094a" style:font-weight-asian="normal" style:font-weight-complex="normal"/>
    </style:style>
    <style:style style:name="P6" style:family="paragraph" style:parent-style-name="Text_20_body">
      <style:text-properties fo:font-weight="normal" officeooo:rsid="0000094a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003043" officeooo:paragraph-rsid="00003043" style:font-weight-asian="normal" style:font-weight-complex="normal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3" style:family="paragraph" style:parent-style-name="Text_20_body" style:list-style-name="L3">
      <style:text-properties fo:font-weight="normal" style:font-weight-asian="normal" style:font-weight-complex="normal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5" style:family="paragraph" style:parent-style-name="Text_20_body" style:list-style-name="L4">
      <style:text-properties fo:font-weight="normal" style:font-weight-asian="normal" style:font-weight-complex="normal"/>
    </style:style>
    <style:style style:name="P16" style:family="paragraph" style:parent-style-name="Text_20_body" style:list-style-name="L5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0094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ealiza un listado de los componentes estudiados</text:p>
      <text:p text:style-name="P1">CCTV</text:p>
      <text:p text:style-name="P1">Sistema de videovigilancia </text:p>
      <text:p text:style-name="P1">Cámaras, estáticas móviles, domo, 360º, estándares, compactas, en miniatura, Domo, Bullet, de día y noche, color blanco y negro, de definición estandar/ alta definición, analógicas/ ip.</text:p>
      <text:p text:style-name="P1">Dispositivos de reproduccion </text:p>
      <text:p text:style-name="P1">monitores <text:s/>analógicos convencionales y monitores de digitales de ultima generación.</text:p>
      <text:p text:style-name="P1">2. Cuatro razones</text:p>
      <text:p text:style-name="P1">1 Tener un monitoreo constante de tus instalaciones y saber que pasa en ellas en todo momento.</text:p>
      <text:p text:style-name="P1">2 integracion de sistemas </text:p>
      <text:p text:style-name="P1">3 Disuasión de intrusos </text:p>
      <text:p text:style-name="P1">4 </text:p>
      <text:p text:style-name="P1">3. Define los siguientes términos</text:p>
      <text:p text:style-name="P2"><text:span text:style-name="T2">a) </text:span><text:span text:style-name="Strong_20_Emphasis"><text:span text:style-name="T2">Videosensor:</text:span></text:span><text:span text:style-name="T2"> Dispositivo que captura imágenes en forma de video.</text:span></text:p>
      <text:p text:style-name="Text_20_body"><text:span text:style-name="T2">b) </text:span><text:span text:style-name="Strong_20_Emphasis"><text:span text:style-name="T2">Capturador de matrícula:</text:span></text:span><text:span text:style-name="T2"> Sistema para reconocer matrículas de vehículos.</text:span></text:p>
      <text:p text:style-name="Text_20_body"><text:span text:style-name="T2">c) </text:span><text:span text:style-name="Strong_20_Emphasis"><text:span text:style-name="T2">Antideflagrante:</text:span></text:span><text:span text:style-name="T2"> Equipos seguros en entornos explosivos.</text:span></text:p>
      <text:p text:style-name="Text_20_body"><text:span text:style-name="T2">d) </text:span><text:span text:style-name="Strong_20_Emphasis"><text:span text:style-name="T2">Longitud focal:</text:span></text:span><text:span text:style-name="T2"> Distancia entre una lente y el plano de la imagen.</text:span></text:p>
      <text:p text:style-name="Text_20_body"><text:span text:style-name="T2">e) </text:span><text:span text:style-name="Strong_20_Emphasis"><text:span text:style-name="T2">Frecuencia de refresco:</text:span></text:span><text:span text:style-name="T2"> Número de actualizaciones por segundo en una pantalla.</text:span></text:p>
      <text:p text:style-name="Text_20_body"><text:span text:style-name="T2">f) </text:span><text:span text:style-name="Strong_20_Emphasis"><text:span text:style-name="T2">Pan-Tilt-Zoom:</text:span></text:span><text:span text:style-name="T2"> Control remoto de orientación y acercamiento de una cámara.</text:span></text:p>
      <text:p text:style-name="Text_20_body"><text:span text:style-name="T2">g) </text:span><text:span text:style-name="Strong_20_Emphasis"><text:span text:style-name="T2">Time Lapse:</text:span></text:span><text:span text:style-name="T2"> Técnica que muestra cambios lentos en rápida sucesión.</text:span></text:p>
      <text:p text:style-name="Text_20_body"><text:span text:style-name="T2">h) </text:span><text:span text:style-name="Strong_20_Emphasis"><text:span text:style-name="T2">Multiplexación:</text:span></text:span><text:span text:style-name="T2"> Combina múltiples señales en un solo canal.</text:span></text:p>
      <text:p text:style-name="P6"/>
      <text:p text:style-name="P5">4. tipos de sensores.</text:p>
      <text:p text:style-name="P5"/>
      <text:p text:style-name="P5"><text:span text:style-name="Strong_20_Emphasis"><text:span text:style-name="T2">CCD</text:span></text:span></text:p>
      <text:list xml:id="list705262443" text:style-name="L1">
        <text:list-item>
          <text:list>
            <text:list-item>
              <text:p text:style-name="P7">Proceso de transferencia de carga.</text:p>
            </text:list-item>
            <text:list-item>
              <text:p text:style-name="P7">Mayor consumo de energía.</text:p>
            </text:list-item>
            <text:list-item>
              <text:p text:style-name="P7">Tradicionalmente mejor en baja luz.</text:p>
            </text:list-item>
            <text:list-item>
              <text:p text:style-name="P7">Mayor costo.</text:p>
            </text:list-item>
          </text:list>
        </text:list-item>
      </text:list>
      <text:p text:style-name="P3"><text:span text:style-name="Strong_20_Emphasis"><text:span text:style-name="T3">CMOS</text:span></text:span></text:p>
      <text:list xml:id="list115311066268662" text:continue-numbering="true" text:style-name="L1">
        <text:list-item>
          <text:list>
            <text:list-item>
              <text:p text:style-name="P7">Uso de transistores individuales.</text:p>
            </text:list-item>
            <text:list-item>
              <text:p text:style-name="P7">Menor consumo de energía.</text:p>
            </text:list-item>
            <text:list-item>
              <text:p text:style-name="P7">Rendimiento en baja luz mejorado.</text:p>
            </text:list-item>
            <text:list-item>
              <text:p text:style-name="P8">Generalmente más económico.</text:p>
            </text:list-item>
          </text:list>
        </text:list-item>
      </text:list>
      <text:p text:style-name="P5"/>
      <text:p text:style-name="P9"/>
      <text:p text:style-name="P9"/>
      <text:p text:style-name="P9"/>
      <text:p text:style-name="P9"/>
      <text:p text:style-name="P9"><text:soft-page-break/>5. Ventajas e inconvenientes</text:p>
      <text:p text:style-name="P9"><text:span text:style-name="Strong_20_Emphasis"><text:span text:style-name="T2">Multiplexores:</text:span></text:span></text:p>
      <text:p text:style-name="Text_20_body"><text:span text:style-name="Emphasis"><text:span text:style-name="T2">Ventajas:</text:span></text:span></text:p>
      <text:list text:style-name="L2">
        <text:list-item>
          <text:p text:style-name="P10">Simplicidad y menor costo.</text:p>
        </text:list-item>
        <text:list-item>
          <text:p text:style-name="P11">Reducción de pines.</text:p>
        </text:list-item>
      </text:list>
      <text:p text:style-name="Text_20_body"><text:span text:style-name="Emphasis"><text:span text:style-name="T2">Inconvenientes:</text:span></text:span></text:p>
      <text:list text:style-name="L3">
        <text:list-item>
          <text:p text:style-name="P12">Tiempo de acceso puede ser mayor.</text:p>
        </text:list-item>
        <text:list-item>
          <text:p text:style-name="P13">Limitación en el número de entradas.</text:p>
        </text:list-item>
      </text:list>
      <text:p text:style-name="Text_20_body"><text:span text:style-name="Strong_20_Emphasis"><text:span text:style-name="T2">Secuenciadores:</text:span></text:span></text:p>
      <text:p text:style-name="Text_20_body"><text:span text:style-name="Emphasis"><text:span text:style-name="T2">Ventajas:</text:span></text:span></text:p>
      <text:list text:style-name="L4">
        <text:list-item>
          <text:p text:style-name="P14">Automatización en la selección de entradas.</text:p>
        </text:list-item>
        <text:list-item>
          <text:p text:style-name="P15">Mayor flexibilidad en el manejo de múltiples entradas.</text:p>
        </text:list-item>
      </text:list>
      <text:p text:style-name="Text_20_body"><text:span text:style-name="Emphasis"><text:span text:style-name="T2">Inconvenientes:</text:span></text:span></text:p>
      <text:list text:style-name="L5">
        <text:list-item>
          <text:p text:style-name="P16">Mayor complejidad y costo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0:32:49.076994423</meta:creation-date>
    <dc:date>2023-11-17T11:53:09.889322233</dc:date>
    <meta:editing-duration>PT1H20M2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45" meta:word-count="268" meta:character-count="1743" meta:non-whitespace-character-count="1529"/>
  </office:meta>
</office:document-meta>
</file>